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text-shadow="1pt 1pt" style:font-size-asian="36pt" style:font-size-complex="36pt"/>
    </style:style>
    <style:style style:name="T1" style:family="text">
      <style:text-properties fo:font-size="36pt" fo:text-shadow="1pt 1pt" style:font-size-asian="36pt" style:font-size-complex="36pt"/>
    </style:style>
    <style:style style:name="T2" style:family="text">
      <style:text-properties fo:font-size="36pt" fo:text-shadow="1pt 1pt" style:text-underline-style="solid" style:text-underline-width="auto" style:text-underline-color="font-color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7.2cm" svg:height="4.6cm" svg:x="1cm" svg:y="15.45cm">
          <text:p text:style-name="P1">ss_rectangle.h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cm" svg:height="4.6cm" svg:x="1cm" svg:y="5.4cm">
          <text:p text:style-name="P1">ss_rectangle.ccp</text:p>
          <text:p text:style-name="P1">(függvény definíciók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cm" svg:height="4.6cm" svg:x="1cm" svg:y="24.1cm">
          <text:p text:style-name="P1">ss_point.h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cm" svg:height="4.6cm" svg:x="12.8cm" svg:y="15.45cm">
          <text:p text:style-name="P1">main.cpp</text:p>
          <text:p text:style-name="P1">(beolvasás)</text:p>
          <text:p text:style-name="P1">(feldolgozás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6cm" svg:y1="24.1cm" svg:x2="4.6cm" svg:y2="20cm">
          <text:p/>
        </draw:line>
        <draw:line draw:style-name="gr2" draw:text-style-name="P1" draw:layer="layout" svg:x1="4.6cm" svg:y1="10cm" svg:x2="4.6cm" svg:y2="15.5cm">
          <text:p/>
        </draw:line>
        <draw:line draw:style-name="gr2" draw:text-style-name="P1" draw:layer="layout" svg:x1="8.2cm" svg:y1="17.75cm" svg:x2="12.8cm" svg:y2="17.75cm">
          <text:p/>
        </draw:line>
        <draw:line draw:style-name="gr2" draw:text-style-name="P1" draw:layer="layout" svg:x1="4.6cm" svg:y1="24.1cm" svg:x2="12.8cm" svg:y2="17.8cm">
          <text:p/>
        </draw:line>
        <draw:custom-shape draw:style-name="gr1" draw:text-style-name="P1" draw:layer="layout" svg:width="7.2cm" svg:height="4.1cm" svg:x="12.8cm" svg:y="9.1cm">
          <text:p text:style-name="P1">Minta file és konz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4cm" svg:y1="13.2cm" svg:x2="16.4cm" svg:y2="15.5cm">
          <text:p/>
        </draw:line>
        <draw:frame draw:style-name="gr3" draw:text-style-name="P2" draw:layer="layout" svg:width="19cm" svg:height="3.7cm" svg:x="1cm" svg:y="1cm">
          <draw:text-box>
            <text:p text:style-name="P2"><text:span text:style-name="T1"><text:s/></text:span><text:span text:style-name="T2">A program szerkezeti felépítése</text:span></text:p>
            <text:p text:style-name="P2"><text:span text:style-name="T2">és az állományok viszony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2T13:34:03.479875799</meta:creation-date>
    <dc:date>2013-12-12T13:45:31.020314072</dc:date>
    <meta:editing-duration>P0D</meta:editing-duration>
    <meta:editing-cycles>1</meta:editing-cycles>
    <meta:document-statistic meta:object-count="11"/>
    <meta:generator>LibreOffice/4.1.3.2$Linux_X86_64 LibreOffice_project/410$Build-2</meta:generator>
  </office:meta>
</office:document-meta>
</file>